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cm" svg:height="9.004cm" svg:x="7.761cm" svg:y="0.266cm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variables</text:p>
          </table:table-cell>
          <table:table-cell office:value-type="string" calcext:value-type="string">
            <text:p>Time Taken (m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467" calcext:value-type="float">
            <text:p>274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816" calcext:value-type="float">
            <text:p>275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00-00-00</text:date>, <text:time style:data-style-name="N2" text:time-value="13:09:22.313124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31T07:54:58.290204319</meta:creation-date>
    <dc:date>2020-08-10T13:33:40.991019410</dc:date>
    <meta:editing-duration>PT1H38M11S</meta:editing-duration>
    <meta:editing-cycles>17</meta:editing-cycles>
    <meta:generator>LibreOffice/6.4.5.2$Linux_X86_64 LibreOffice_project/4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2.263cm" svg:y="0.316cm" chart:style-name="ch2">
          <text:p>Worst-case execution time based on number of variables</text:p>
        </chart:title>
        <chart:plot-area chart:style-name="ch3" table:cell-range-address="Sheet1.A1:Sheet1.B10" chart:data-source-has-labels="both" svg:x="1.33cm" svg:y="1.275cm" svg:width="14.342cm" svg:height="6.569cm">
          <chartooo:coordinate-region svg:x="2.322cm" svg:y="1.475cm" svg:width="12.608cm" svg:height="5.722cm"/>
          <chart:axis chart:dimension="x" chart:name="primary-x" chart:style-name="ch4" chartooo:axis-type="auto">
            <chartooo:date-scale/>
            <chart:title svg:x="6.989cm" svg:y="8.024cm" chart:style-name="ch5">
              <text:p>Number of variables</text:p>
            </chart:title>
            <chart:categories table:cell-range-address="Sheet1.A2:Sheet1.A10"/>
          </chart:axis>
          <chart:axis chart:dimension="y" chart:name="primary-y" chart:style-name="ch6">
            <chart:title svg:x="0.451cm" svg:y="5.767cm" chart:style-name="ch7">
              <text:p>Time taken (m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76">
                <text:p>76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467">
                <text:p>274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5816">
                <text:p>275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